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ASE 1</text:p>
      <text:p text:style-name="P1"/>
      <text:p text:style-name="P1"><text:span text:style-name="T1">-</text:span><text:span text:style-name="T2">Diagrama de secuencia: entre todos</text:span></text:p>
      <text:p text:style-name="P3"/>
      <text:p text:style-name="P2">LUCAS</text:p>
      <text:p text:style-name="Standard">-D<text:span text:style-name="T1">iagrama de clases</text:span></text:p>
      <text:p text:style-name="P4">-LOG (con Raúl)</text:p>
      <text:p text:style-name="P4"/>
      <text:p text:style-name="P5">RAÚL</text:p>
      <text:p text:style-name="P4">-MER (con Aitor)</text:p>
      <text:p text:style-name="P4">-LOG (con Lucas)</text:p>
      <text:p text:style-name="P4"/>
      <text:p text:style-name="P5">AITOR</text:p>
      <text:p text:style-name="P4">-BLOG y documentación</text:p>
      <text:p text:style-name="P4">-XML y XSD (entre todos)</text:p>
      <text:p text:style-name="P6"/>
      <text:p text:style-name="P9">FASE 2<text:span text:style-name="T2"> </text:span></text:p>
      <text:p text:style-name="P9"/>
      <text:p text:style-name="P7">¿Desarrollo de los controladores?</text:p>
      <text:p text:style-name="P7">¿Desarrollo del núcleo?</text:p>
      <text:p text:style-name="P10"/>
      <text:p text:style-name="P2">LUCAS</text:p>
      <text:p text:style-name="P4">-Vistas y codificación de clases</text:p>
      <text:p text:style-name="P4"/>
      <text:p text:style-name="P5">RAÚL</text:p>
      <text:p text:style-name="P8">-CRUD (con Aitor)</text:p>
      <text:p text:style-name="P8">-Bases de datos</text:p>
      <text:p text:style-name="P5"/>
      <text:p text:style-name="P5">AITOR</text:p>
      <text:p text:style-name="P3">-<text:span text:style-name="T3">CRUD (con Raúl)</text:span></text:p>
      <text:p text:style-name="P7">-Bases de datos</text:p>
      <text:p text:style-name="P7"/>
      <text:p text:style-name="P9">FASE 3<text:span text:style-name="T2"> </text:span></text:p>
      <text:p text:style-name="P10"/>
      <text:p text:style-name="P2">LUCAS</text:p>
      <text:p text:style-name="P4">-<text:span text:style-name="T4">Clases para manejo del XML (con Raúl)</text:span></text:p>
      <text:p text:style-name="P4"/>
      <text:p text:style-name="P5">RAÚL</text:p>
      <text:p text:style-name="P8">-Script de red </text:p>
      <text:p text:style-name="P8">-Modificación del núcleo (con Aitor)</text:p>
      <text:p text:style-name="P8">-Clases para manejo del XML (con Lucas)</text:p>
      <text:p text:style-name="P5"/>
      <text:p text:style-name="P5">AITOR</text:p>
      <text:p text:style-name="P3">-<text:span text:style-name="T3">Modificación del núcleo (con Raúl)</text:span></text:p>
      <text:p text:style-name="P3"><text:span text:style-name="T3"/></text:p>
      <text:p text:style-name="P9"/>
      <text:p text:style-name="P9"/>
      <text:p text:style-name="P9"/>
      <text:p text:style-name="P9"/>
      <text:p text:style-name="P9"><text:soft-page-break/>FASE 4</text:p>
      <text:p text:style-name="P10"/>
      <text:p text:style-name="P8">Fichero con las pruebas</text:p>
      <text:p text:style-name="P8">Documentación del proyecto</text:p>
      <text:p text:style-name="P3"><text:span text:style-name="T3">Sacar el .jar de Netbea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6T10:22:10.55</meta:creation-date>
    <dc:date>2018-04-16T12:02:37.01</dc:date>
    <meta:editing-duration>PT28M8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2" meta:paragraph-count="35" meta:word-count="105" meta:character-count="602"/>
  </office:meta>
</office:document-meta>
</file>